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Elina Kalinowski</text:span></text:p>
      <text:p text:style-name="P3"><text:tab/><text:tab/></text:p>
      <text:p text:style-name="P2"><text:span text:style-name="Highlighted_20_with_20_gray_20_Char"><text:span text:style-name="T4">Maiores voluptatibus natus velit rerum libero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a1a28b8b-5ba6-43cc-868f-96441bc84b87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f3635af3-eb5f-4014-8c37-60a419cf0556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d95d931c-5d0b-4a70-9f15-2a53bc2aa34e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eryn_quigley@stroman.info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